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7.837cm"/>
    </style:style>
    <style:style style:name="co7" style:family="table-column">
      <style:table-column-properties fo:break-before="auto" style:column-width="1.378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Einschätzung_20_Tob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order="0.06pt solid #cccccc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0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outline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cccccc" style:vertical-align="middle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rgleich der Technologien" table:style-name="ta1" table:print="false">
        <office:forms form:automatic-focus="false" form:apply-design-mode="false"/>
        <table:shapes>
          <draw:frame draw:z-index="0" draw:style-name="gr1" draw:text-style-name="P1" svg:width="13.885cm" svg:height="8.996cm" svg:x="8.582cm" svg:y="7.706cm">
            <draw:object draw:notify-on-update-of-ranges="'Vergleich der Technologien'.H1:'Vergleich der Technologien'.N1 'Vergleich der Technologien'.H14:'Vergleich der Technologien'.N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visibility="collapse" table:default-cell-style-name="ce5"/>
        <table:table-column table:style-name="co2" table:visibility="collapse" table:default-cell-style-name="ce2"/>
        <table:table-column table:style-name="co3" table:visibility="collapse" table:number-columns-repeated="3" table:default-cell-style-name="ce5"/>
        <table:table-column table:style-name="co4" table:default-cell-style-name="ce10"/>
        <table:table-column table:style-name="co5" table:number-columns-repeated="7" table:default-cell-style-name="ce13"/>
        <table:table-column table:style-name="co3" table:number-columns-repeated="242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>
            <text:p>Kriterium</text:p>
          </table:table-cell>
          <table:table-cell table:style-name="ce1" office:value-type="string" calcext:value-type="string">
            <text:p>Priorität Tobi</text:p>
          </table:table-cell>
          <table:table-cell table:style-name="ce1" office:value-type="string" calcext:value-type="string">
            <text:p>Priorität Laurin</text:p>
          </table:table-cell>
          <table:table-cell table:style-name="ce1" office:value-type="string" calcext:value-type="string">
            <text:p>Normierte Priorität Tobi</text:p>
          </table:table-cell>
          <table:table-cell table:style-name="ce1" office:value-type="string" calcext:value-type="string">
            <text:p>Normierte Priorität Laurin</text:p>
          </table:table-cell>
          <table:table-cell table:style-name="ce1" office:value-type="string" calcext:value-type="string">
            <text:p>definitive Priorität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CDAR erweitern</text:p>
          </table:table-cell>
          <table:table-cell table:style-name="ce1" office:value-type="string" calcext:value-type="string">
            <text:p>eigener Tomcat</text:p>
          </table:table-cell>
          <table:table-cell table:style-name="ce1" office:value-type="string" calcext:value-type="string">
            <text:p>Play Framework</text:p>
          </table:table-cell>
          <table:table-cell table:style-name="ce1" office:value-type="string" calcext:value-type="string">
            <text:p>Node.js JavaScript</text:p>
          </table:table-cell>
          <table:table-cell table:style-name="ce1" office:value-type="string" calcext:value-type="string">
            <text:p>Node.js TypeScript</text:p>
          </table:table-cell>
          <table:table-cell table:style-name="ce1" office:value-type="string" calcext:value-type="string">
            <text:p>Ruby on Rails</text:p>
          </table:table-cell>
          <table:table-cell table:style-name="ce1" office:value-type="string" calcext:value-type="string">
            <text:p>PHP, Flow, Doctrine</text:p>
          </table:table-cell>
          <table:table-cell table:style-name="ce17" table:number-columns-repeated="1010"/>
        </table:table-row>
        <table:table-row table:style-name="ro2">
          <table:table-cell office:value-type="string" calcext:value-type="string">
            <text:p>Gleiche Technologie wie bestehende Applikation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2]/SUM([.B$2:.B$13])" office:value-type="float" office:value="5.63380281690141" calcext:value-type="float">
            <text:p>5.63</text:p>
          </table:table-cell>
          <table:table-cell table:formula="of:=100*[.C2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2]/SUM([.F$2:.F$13])" office:value-type="percentage" office:value="0.0454545454545455" calcext:value-type="percentage">
            <text:p>4.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eiche Technologie Server/Clien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3]/SUM([.B$2:.B$13])" office:value-type="float" office:value="5.63380281690141" calcext:value-type="float">
            <text:p>5.63</text:p>
          </table:table-cell>
          <table:table-cell table:formula="of:=100*[.C3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3]/SUM([.F$2:.F$13])" office:value-type="percentage" office:value="0.0454545454545455" calcext:value-type="percentage">
            <text:p>4.5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nntnisse im Team</text:p>
          </table:table-cell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table:formula="of:=100*[.B4]/SUM([.B$2:.B$13])" office:value-type="float" office:value="2.8169014084507" calcext:value-type="float">
            <text:p>2.82</text:p>
          </table:table-cell>
          <table:table-cell table:formula="of:=100*[.C4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4]/SUM([.F$2:.F$13])" office:value-type="percentage" office:value="0.0909090909090909" calcext:value-type="percentage">
            <text:p>9.1%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pisierte Sprache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5]/SUM([.B$2:.B$13])" office:value-type="float" office:value="11.2676056338028" calcext:value-type="float">
            <text:p>11.27</text:p>
          </table:table-cell>
          <table:table-cell table:formula="of:=100*[.C5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5]/SUM([.F$2:.F$13])" office:value-type="percentage" office:value="0.136363636363636" calcext:value-type="percentage">
            <text:p>13.6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äferenz des Dozenten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100*[.B6]/SUM([.B$2:.B$13])" office:value-type="float" office:value="1.40845070422535" calcext:value-type="float">
            <text:p>1.41</text:p>
          </table:table-cell>
          <table:table-cell table:formula="of:=100*[.C6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6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izenz</text:p>
          </table:table-cell>
          <table:table-cell table:style-name="ce6" office:value-type="string" calcext:value-type="string">
            <text:p>---------</text:p>
          </table:table-cell>
          <table:table-cell table:style-name="ce3" office:value-type="string" calcext:value-type="string">
            <text:p>---------</text:p>
          </table:table-cell>
          <table:table-cell table:number-columns-repeated="2"/>
          <table:table-cell table:style-name="ce6"/>
          <table:table-cell/>
          <table:table-cell table:number-columns-repeated="3" table:style-name="ce14" office:value-type="string" calcext:value-type="string">
            <text:p>Apache 2</text:p>
          </table:table-cell>
          <table:table-cell table:number-columns-repeated="3" table:style-name="ce14" office:value-type="string" calcext:value-type="string">
            <text:p>MIT</text:p>
          </table:table-cell>
          <table:table-cell table:style-name="ce14" office:value-type="string" calcext:value-type="string">
            <text:p>LGPL v3+, MIT</text:p>
          </table:table-cell>
          <table:table-cell table:style-name="ce18" table:number-columns-repeated="17"/>
          <table:table-cell table:number-columns-repeated="993"/>
        </table:table-row>
        <table:table-row table:style-name="ro2">
          <table:table-cell office:value-type="string" calcext:value-type="string">
            <text:p>Offene Lizenz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table:formula="of:=100*[.B8]/SUM([.B$2:.B$13])" office:value-type="float" office:value="5.63380281690141" calcext:value-type="float">
            <text:p>5.63</text:p>
          </table:table-cell>
          <table:table-cell table:formula="of:=100*[.C8]/SUM([.C$2:.C$13])" office:value-type="float" office:value="12.8205128205128" calcext:value-type="float">
            <text:p>12.82</text:p>
          </table:table-cell>
          <table:table-cell office:value-type="float" office:value="6" calcext:value-type="float">
            <text:p>6.00</text:p>
          </table:table-cell>
          <table:table-cell table:formula="of:=[.F8]/SUM([.F$2:.F$13])" office:value-type="percentage" office:value="0.0681818181818182" calcext:value-type="percentage">
            <text:p>6.8%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nötigt wenig Boiler Plate Code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100*[.B9]/SUM([.B$2:.B$13])" office:value-type="float" office:value="5.63380281690141" calcext:value-type="float">
            <text:p>5.63</text:p>
          </table:table-cell>
          <table:table-cell table:formula="of:=100*[.C9]/SUM([.C$2:.C$13])" office:value-type="float" office:value="5.12820512820513" calcext:value-type="float">
            <text:p>5.13</text:p>
          </table:table-cell>
          <table:table-cell office:value-type="float" office:value="6" calcext:value-type="float">
            <text:p>6.00</text:p>
          </table:table-cell>
          <table:table-cell table:formula="of:=[.F9]/SUM([.F$2:.F$13])" office:value-type="percentage" office:value="0.0681818181818182" calcext:value-type="percentage">
            <text:p>6.8%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il zum Entwickeln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10]/SUM([.B$2:.B$13])" office:value-type="float" office:value="11.2676056338028" calcext:value-type="float">
            <text:p>11.27</text:p>
          </table:table-cell>
          <table:table-cell table:formula="of:=100*[.C10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10]/SUM([.F$2:.F$13])" office:value-type="percentage" office:value="0.136363636363636" calcext:value-type="percentage">
            <text:p>13.6%</text:p>
          </table:table-cell>
          <table:table-cell office:value-type="string" calcext:value-type="string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terstützung von Hosting Providern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7" table:formula="of:=100*[.B11]/SUM([.B$2:.B$13])" office:value-type="float" office:value="22.5352112676056" calcext:value-type="float">
            <text:p>22.54</text:p>
          </table:table-cell>
          <table:table-cell table:style-name="ce7" table:formula="of:=100*[.C11]/SUM([.C$2:.C$13])" office:value-type="float" office:value="5.12820512820513" calcext:value-type="float">
            <text:p>5.13</text:p>
          </table:table-cell>
          <table:table-cell office:value-type="float" office:value="8" calcext:value-type="float">
            <text:p>8.00</text:p>
          </table:table-cell>
          <table:table-cell table:formula="of:=[.F11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DE-Unterstützung Mac/Linux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100*[.B12]/SUM([.B$2:.B$13])" office:value-type="float" office:value="5.63380281690141" calcext:value-type="float">
            <text:p>5.63</text:p>
          </table:table-cell>
          <table:table-cell table:formula="of:=100*[.C12]/SUM([.C$2:.C$13])" office:value-type="float" office:value="10.2564102564103" calcext:value-type="float">
            <text:p>10.26</text:p>
          </table:table-cell>
          <table:table-cell office:value-type="float" office:value="8" calcext:value-type="float">
            <text:p>8.00</text:p>
          </table:table-cell>
          <table:table-cell table:formula="of:=[.F12]/SUM([.F$2:.F$13])" office:value-type="percentage" office:value="0.0909090909090909" calcext:value-type="percentage">
            <text:p>9.1%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ukunftsaussichten des Frameworks</text:p>
          </table:table-cell>
          <table:table-cell office:value-type="float" office:value="4" calcext:value-type="float">
            <text:p>4.00</text:p>
          </table:table-cell>
          <table:table-cell office:value-type="float" office:value="4" calcext:value-type="float">
            <text:p>4</text:p>
          </table:table-cell>
          <table:table-cell table:formula="of:=100*[.B13]/SUM([.B$2:.B$13])" office:value-type="float" office:value="22.5352112676056" calcext:value-type="float">
            <text:p>22.54</text:p>
          </table:table-cell>
          <table:table-cell table:formula="of:=100*[.C13]/SUM([.C$2:.C$13])" office:value-type="float" office:value="10.2564102564103" calcext:value-type="float">
            <text:p>10.26</text:p>
          </table:table-cell>
          <table:table-cell office:value-type="float" office:value="12" calcext:value-type="float">
            <text:p>12.00</text:p>
          </table:table-cell>
          <table:table-cell table:formula="of:=[.F13]/SUM([.F$2:.F$13])" office:value-type="percentage" office:value="0.136363636363636" calcext:value-type="percentage">
            <text:p>13.6%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9"/>
          <table:table-cell table:style-name="ce4"/>
          <table:table-cell table:style-name="ce15" table:formula="of:=SUMPRODUCT([.$G2:.$G6];[.H2:.H6])+SUMPRODUCT([.$G8:.$G13];[.H8:.H13])" office:value-type="percentage" office:value="0.607954545454545" calcext:value-type="percentage">
            <text:p>61%</text:p>
          </table:table-cell>
          <table:table-cell table:style-name="ce15" table:formula="of:=SUMPRODUCT([.$G2:.$G6];[.I2:.I6])+SUMPRODUCT([.$G8:.$G13];[.I8:.I13])" office:value-type="percentage" office:value="0.686363636363636" calcext:value-type="percentage">
            <text:p>69%</text:p>
          </table:table-cell>
          <table:table-cell table:style-name="ce15" table:formula="of:=SUMPRODUCT([.$G2:.$G6];[.J2:.J6])+SUMPRODUCT([.$G8:.$G13];[.J8:.J13])" office:value-type="percentage" office:value="0.854545454545455" calcext:value-type="percentage">
            <text:p>85%</text:p>
          </table:table-cell>
          <table:table-cell table:style-name="ce15" table:formula="of:=SUMPRODUCT([.$G2:.$G6];[.K2:.K6])+SUMPRODUCT([.$G8:.$G13];[.K8:.K13])" office:value-type="percentage" office:value="0.520454545454545" calcext:value-type="percentage">
            <text:p>52%</text:p>
          </table:table-cell>
          <table:table-cell table:style-name="ce15" table:formula="of:=SUMPRODUCT([.$G2:.$G6];[.L2:.L6])+SUMPRODUCT([.$G8:.$G13];[.L8:.L13])" office:value-type="percentage" office:value="0.745454545454545" calcext:value-type="percentage">
            <text:p>75%</text:p>
          </table:table-cell>
          <table:table-cell table:style-name="ce15" table:formula="of:=SUMPRODUCT([.$G2:.$G6];[.M2:.M6])+SUMPRODUCT([.$G8:.$G13];[.M8:.M13])" office:value-type="percentage" office:value="0.525" calcext:value-type="percentage">
            <text:p>53%</text:p>
          </table:table-cell>
          <table:table-cell table:style-name="ce15" table:formula="of:=SUMPRODUCT([.$G2:.$G6];[.N2:.N6])+SUMPRODUCT([.$G8:.$G13];[.N8:.N13])" office:value-type="percentage" office:value="0.577272727272727" calcext:value-type="percentage">
            <text:p>58%</text:p>
          </table:table-cell>
          <table:table-cell table:style-name="ce17"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2" table:number-rows-repeated="3">
          <table:table-cell table:style-name="Default" table:number-columns-repeated="7"/>
          <table:table-cell table:style-name="ce11" table:number-columns-repeated="7"/>
          <table:table-cell table:number-columns-repeated="1010"/>
        </table:table-row>
        <table:table-row table:style-name="ro4" table:number-rows-repeated="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2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4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</table:table>
      <table:table table:name="Prioritätsfinding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13"/>
        <table:table-column table:style-name="co7" table:default-cell-style-name="ce23"/>
        <table:table-column table:style-name="co8" table:default-cell-style-name="ce26"/>
        <table:table-column table:style-name="co8" table:default-cell-style-name="ce29"/>
        <table:table-column table:style-name="co4" table:default-cell-style-name="ce13"/>
        <table:table-column table:style-name="co4" table:default-cell-style-name="ce30"/>
        <table:table-column table:style-name="co2" table:number-columns-repeated="1017" table:default-cell-style-name="Default"/>
        <table:table-row table:style-name="ro5">
          <table:table-cell table:style-name="ce19" office:value-type="string" calcext:value-type="string" table:number-columns-spanned="1" table:number-rows-spanned="2">
            <text:p>Kriterium</text:p>
          </table:table-cell>
          <table:table-cell table:style-name="ce20" office:value-type="string" calcext:value-type="string" table:number-columns-spanned="2" table:number-rows-spanned="1">
            <text:p>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Normierte 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Definitive Priorität</text:p>
          </table:table-cell>
          <table:covered-table-cell table:style-name="ce21"/>
          <table:table-cell table:style-name="ce17" table:number-columns-repeated="1017"/>
        </table:table-row>
        <table:table-row table:style-name="ro2">
          <table:covered-table-cell table:style-name="ce9"/>
          <table:table-cell table:style-name="ce21" office:value-type="string" calcext:value-type="string">
            <text:p>Tobias</text:p>
          </table:table-cell>
          <table:table-cell table:style-name="ce21" office:value-type="string" calcext:value-type="string">
            <text:p>Laurin</text:p>
          </table:table-cell>
          <table:table-cell table:style-name="ce21" office:value-type="string" calcext:value-type="string">
            <text:p>Tobias</text:p>
          </table:table-cell>
          <table:table-cell table:style-name="ce21" office:value-type="string" calcext:value-type="string">
            <text:p>Laurin</text:p>
          </table:table-cell>
          <table:table-cell table:style-name="ce21"/>
          <table:table-cell table:style-name="ce21" office:value-type="string" calcext:value-type="string">
            <text:p>normiert</text:p>
          </table:table-cell>
          <table:table-cell table:style-name="ce17" table:number-columns-repeated="1017"/>
        </table:table-row>
        <table:table-row table:style-name="ro5">
          <table:table-cell office:value-type="string" calcext:value-type="string">
            <text:p>Gleiche Technologie wie bestehende Applik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3]/SUM([.B$3:.B$13])" office:value-type="percentage" office:value="0.0540540540540541" calcext:value-type="percentage">
            <text:p>5.4%</text:p>
          </table:table-cell>
          <table:table-cell table:style-name="ce27" table:formula="of:=[.C3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3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leiche Technologie Server/Clie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4]/SUM([.B$3:.B$13])" office:value-type="percentage" office:value="0.0540540540540541" calcext:value-type="percentage">
            <text:p>5.4%</text:p>
          </table:table-cell>
          <table:table-cell table:style-name="ce27" table:formula="of:=[.C4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4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Kenntnisse im Team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style-name="ce25" table:formula="of:=[.B5]/SUM([.B$3:.B$13])" office:value-type="percentage" office:value="0.027027027027027" calcext:value-type="percentage">
            <text:p>2.7%</text:p>
          </table:table-cell>
          <table:table-cell table:style-name="ce28" table:formula="of:=[.C5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5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ypisierte Sprach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6]/SUM([.B$3:.B$13])" office:value-type="percentage" office:value="0.108108108108108" calcext:value-type="percentage">
            <text:p>10.8%</text:p>
          </table:table-cell>
          <table:table-cell table:formula="of:=[.C6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6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räferenz des Dozent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7]/SUM([.B$3:.B$13])" office:value-type="percentage" office:value="0.0540540540540541" calcext:value-type="percentage">
            <text:p>5.4%</text:p>
          </table:table-cell>
          <table:table-cell table:formula="of:=[.C7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7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Offene Lizen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8]/SUM([.B$3:.B$13])" office:value-type="percentage" office:value="0.0540540540540541" calcext:value-type="percentage">
            <text:p>5.4%</text:p>
          </table:table-cell>
          <table:table-cell table:formula="of:=[.C8]/SUM([.C$3:.C$13])" office:value-type="percentage" office:value="0.128205128205128" calcext:value-type="percentage">
            <text:p>12.8%</text:p>
          </table:table-cell>
          <table:table-cell office:value-type="float" office:value="6" calcext:value-type="float">
            <text:p>6</text:p>
          </table:table-cell>
          <table:table-cell table:formula="of:=[.F8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nötigt wenig Boiler Plate C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9]/SUM([.B$3:.B$13])" office:value-type="percentage" office:value="0.0540540540540541" calcext:value-type="percentage">
            <text:p>5.4%</text:p>
          </table:table-cell>
          <table:table-cell table:formula="of:=[.C9]/SUM([.C$3:.C$13])" office:value-type="percentage" office:value="0.0512820512820513" calcext:value-type="percentage">
            <text:p>5.1%</text:p>
          </table:table-cell>
          <table:table-cell office:value-type="float" office:value="6" calcext:value-type="float">
            <text:p>6</text:p>
          </table:table-cell>
          <table:table-cell table:formula="of:=[.F9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eil zum Entwickel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0]/SUM([.B$3:.B$13])" office:value-type="percentage" office:value="0.108108108108108" calcext:value-type="percentage">
            <text:p>10.8%</text:p>
          </table:table-cell>
          <table:table-cell table:formula="of:=[.C10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10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Unterstützung von Hosting Provide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table:formula="of:=[.B11]/SUM([.B$3:.B$13])" office:value-type="percentage" office:value="0.216216216216216" calcext:value-type="percentage">
            <text:p>21.6%</text:p>
          </table:table-cell>
          <table:table-cell table:style-name="ce28" table:formula="of:=[.C11]/SUM([.C$3:.C$13])" office:value-type="percentage" office:value="0.0512820512820513" calcext:value-type="percentage">
            <text:p>5.1%</text:p>
          </table:table-cell>
          <table:table-cell office:value-type="float" office:value="8" calcext:value-type="float">
            <text:p>8</text:p>
          </table:table-cell>
          <table:table-cell table:formula="of:=[.F11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DE-Unterstützung Mac/Linu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table:formula="of:=[.B12]/SUM([.B$3:.B$13])" office:value-type="percentage" office:value="0.0540540540540541" calcext:value-type="percentage">
            <text:p>5.4%</text:p>
          </table:table-cell>
          <table:table-cell table:style-name="ce27" table:formula="of:=[.C12]/SUM([.C$3:.C$13])" office:value-type="percentage" office:value="0.102564102564103" calcext:value-type="percentage">
            <text:p>10.3%</text:p>
          </table:table-cell>
          <table:table-cell office:value-type="float" office:value="8" calcext:value-type="float">
            <text:p>8</text:p>
          </table:table-cell>
          <table:table-cell table:formula="of:=[.F12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Zukunftsaussichten des Framework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[.B13]/SUM([.B$3:.B$13])" office:value-type="percentage" office:value="0.216216216216216" calcext:value-type="percentage">
            <text:p>21.6%</text:p>
          </table:table-cell>
          <table:table-cell table:style-name="ce27" table:formula="of:=[.C13]/SUM([.C$3:.C$13])" office:value-type="percentage" office:value="0.102564102564103" calcext:value-type="percentage">
            <text:p>10.3%</text:p>
          </table:table-cell>
          <table:table-cell office:value-type="float" office:value="12" calcext:value-type="float">
            <text:p>12</text:p>
          </table:table-cell>
          <table:table-cell table:formula="of:=[.F13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2" table:formula="of:=SUM([.B3:.B13])" office:value-type="float" office:value="18.5" calcext:value-type="float">
            <text:p>18.5</text:p>
          </table:table-cell>
          <table:table-cell table:style-name="ce22" table:formula="of:=SUM([.C3:.C13])" office:value-type="float" office:value="39" calcext:value-type="float">
            <text:p>39</text:p>
          </table:table-cell>
          <table:table-cell table:style-name="ce15" table:formula="of:=SUM([.D3:.D13])" office:value-type="percentage" office:value="1" calcext:value-type="percentage">
            <text:p>100%</text:p>
          </table:table-cell>
          <table:table-cell table:style-name="ce15" table:formula="of:=SUM([.E3:.E13])" office:value-type="percentage" office:value="1" calcext:value-type="percentage">
            <text:p>100%</text:p>
          </table:table-cell>
          <table:table-cell table:style-name="ce22" table:formula="of:=SUM([.F3:.F13])" office:value-type="float" office:value="88" calcext:value-type="float">
            <text:p>88</text:p>
          </table:table-cell>
          <table:table-cell table:style-name="ce15" table:formula="of:=SUM([.G3:.G13])" office:value-type="percentage" office:value="1" calcext:value-type="percentage">
            <text:p>100%</text:p>
          </table:table-cell>
          <table:table-cell table:number-columns-repeated="1017"/>
        </table:table-row>
        <calcext:conditional-formats>
          <calcext:conditional-format calcext:target-range-address="Prioritätsfinding.D12:Prioritätsfinding.D13 Prioritätsfinding.D3:Prioritätsfinding.D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12:Prioritätsfinding.E13 Prioritätsfinding.E3:Prioritätsfinding.E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G3:Prioritätsfinding.G13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D5:Prioritätsfinding.D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5:Prioritätsfinding.E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SFr. </number:text>
      <number:number number:decimal-places="0" number:min-integer-digits="1" number:grouping="true"/>
      <number:text> </number:text>
    </number:number-style>
    <number:number-style style:name="N111P1" style:volatile="true">
      <number:text>SFr. (</number:text>
      <number:number number:decimal-places="0" number:min-integer-digits="1" number:grouping="true"/>
      <number:text>)</number:text>
    </number:number-style>
    <number:number-style style:name="N111P2" style:volatile="true">
      <number:text>SFr.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SFr. </number:text>
      <number:number number:decimal-places="2" number:min-integer-digits="1" number:grouping="true"/>
      <number:text> </number:text>
    </number:number-style>
    <number:number-style style:name="N118P1" style:volatile="true">
      <number:text>SFr. (</number:text>
      <number:number number:decimal-places="2" number:min-integer-digits="1" number:grouping="true"/>
      <number:text>)</number:text>
    </number:number-style>
    <number:number-style style:name="N118P2" style:volatile="true">
      <number:text>SFr.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.00.0000</text:date>, <text:time style:data-style-name="N2" text:time-value="17:19:48.0237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inschätzung_20_Tobi" style:display-name="PageStyle_Einschätzung To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schätzung_20_Laurin" style:display-name="PageStyle_Einschätzung Laur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6T17:20:05.400835000</dc:date>
    <dc:creator>Laurin Murer</dc:creator>
    <meta:editing-duration>PT35M1S</meta:editing-duration>
    <meta:editing-cycles>34</meta:editing-cycles>
    <meta:generator>LibreOffice/4.2.6.3$MacOSX_x86 LibreOffice_project/3fd416d4c6db7d3204c17ce57a1d70f6e531ee21</meta:generator>
    <meta:document-statistic meta:table-count="2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86cm" svg:height="8.997cm" xlink:href=".." xlink:type="simple" chart:class="chart:bar" chart:style-name="ch1">
        <chart:plot-area chart:style-name="ch2" table:cell-range-address="'Vergleich der Technologien'.H1:'Vergleich der Technologien'.N1 'Vergleich der Technologien'.H14:'Vergleich der Technologien'.N14" chart:data-source-has-labels="row" svg:x="0.727cm" svg:y="0.851cm" svg:width="12.605cm" svg:height="7.547cm">
          <chartooo:coordinate-region svg:x="1.899cm" svg:y="1.048cm" svg:width="11.433cm" svg:height="4.666cm"/>
          <chart:axis chart:dimension="x" chart:name="primary-x" chart:style-name="ch3" chartooo:axis-type="auto">
            <chartooo:date-scale/>
            <chart:categories table:cell-range-address="'Vergleich der Technologien'.H1:'Vergleich der Technologien'.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gleich der Technologien'.H14:'Vergleich der Technologien'.N1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AR erweitern</text:p>
                <draw:g>
                  <svg:desc>'Vergleich der Technologien'.H1:'Vergleich der Technologien'.N1</svg:desc>
                </draw:g>
              </table:table-cell>
              <table:table-cell office:value-type="string">
                <text:p>eigener Tomcat</text:p>
              </table:table-cell>
              <table:table-cell office:value-type="string">
                <text:p>Play Framework</text:p>
              </table:table-cell>
              <table:table-cell office:value-type="string">
                <text:p>Node.js JavaScript</text:p>
              </table:table-cell>
              <table:table-cell office:value-type="string">
                <text:p>Node.js TypeScript</text:p>
              </table:table-cell>
              <table:table-cell office:value-type="string">
                <text:p>Ruby on Rails</text:p>
              </table:table-cell>
              <table:table-cell office:value-type="string">
                <text:p>PHP, Flow, Doctrine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607954545454545">
                <text:p>0.607954545454545</text:p>
                <draw:g>
                  <svg:desc>'Vergleich der Technologien'.H14:'Vergleich der Technologien'.N14</svg:desc>
                </draw:g>
              </table:table-cell>
              <table:table-cell office:value-type="float" office:value="0.686363636363636">
                <text:p>0.686363636363636</text:p>
              </table:table-cell>
              <table:table-cell office:value-type="float" office:value="0.854545454545455">
                <text:p>0.854545454545455</text:p>
              </table:table-cell>
              <table:table-cell office:value-type="float" office:value="0.520454545454545">
                <text:p>0.520454545454545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525">
                <text:p>0.525</text:p>
              </table:table-cell>
              <table:table-cell office:value-type="float" office:value="0.577272727272727">
                <text:p>0.57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